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officeooo:paragraph-rsid="001fb647"/>
    </style:style>
    <style:style style:name="P3" style:family="paragraph" style:parent-style-name="Standard">
      <style:text-properties style:font-name="Arial" officeooo:rsid="001fb647"/>
    </style:style>
    <style:style style:name="P4" style:family="paragraph" style:parent-style-name="Standard">
      <style:paragraph-properties fo:text-align="center" style:justify-single-word="false"/>
      <style:text-properties style:font-name="Arial" fo:font-size="32pt" fo:font-weight="bold" officeooo:rsid="001fb647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fo:font-size="32pt" fo:font-weight="bold" officeooo:rsid="001fb647" officeooo:paragraph-rsid="001fb647" style:font-size-asian="32pt" style:font-weight-asian="bold" style:font-size-complex="32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16pt" officeooo:rsid="001fb647" officeooo:paragraph-rsid="001fb647" style:font-size-asian="16pt" style:font-size-complex="16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1fb647" officeooo:paragraph-rsid="001fb647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officeooo:rsid="001fb647" officeooo:paragraph-rsid="001fb647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officeooo:paragraph-rsid="001fb647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  <style:text-properties style:font-name="Arial" officeooo:rsid="001fe16d" officeooo:paragraph-rsid="001fe16d"/>
    </style:style>
    <style:style style:name="P11" style:family="paragraph" style:parent-style-name="Text_20_body">
      <style:paragraph-properties fo:text-align="justify" style:justify-single-word="false"/>
      <style:text-properties style:font-name="Arial" officeooo:rsid="001fb719" officeooo:paragraph-rsid="001fb719"/>
    </style:style>
    <style:style style:name="P12" style:family="paragraph" style:parent-style-name="Text_20_body">
      <style:paragraph-properties fo:text-align="justify" style:justify-single-word="false"/>
      <style:text-properties style:font-name="Arial" officeooo:rsid="0020f71c" officeooo:paragraph-rsid="0020f71c"/>
    </style:style>
    <style:style style:name="P13" style:family="paragraph" style:parent-style-name="Text_20_body">
      <style:paragraph-properties fo:text-align="justify" style:justify-single-word="false"/>
      <style:text-properties style:font-name="Arial" officeooo:rsid="0020f71c" officeooo:paragraph-rsid="00263c03"/>
    </style:style>
    <style:style style:name="P14" style:family="paragraph" style:parent-style-name="Text_20_body">
      <style:paragraph-properties fo:text-align="justify" style:justify-single-word="false"/>
      <style:text-properties style:font-name="Arial" fo:font-size="16pt" fo:font-weight="bold" officeooo:rsid="0020f71c" officeooo:paragraph-rsid="0020f71c" style:font-size-asian="16pt" style:font-weight-asian="bold" style:font-size-complex="16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" fo:font-size="12pt" fo:font-weight="normal" officeooo:rsid="0020f71c" officeooo:paragraph-rsid="0020f71c" style:font-size-asian="10.5pt" style:font-weight-asian="normal" style:font-size-complex="12pt" style:font-weight-complex="normal"/>
    </style:style>
    <style:style style:name="P16" style:family="paragraph" style:parent-style-name="Subtitle">
      <style:paragraph-properties fo:text-align="justify" style:justify-single-word="false"/>
      <style:text-properties style:font-name="Arial" fo:font-size="16pt" fo:font-weight="bold" officeooo:rsid="001fb719" officeooo:paragraph-rsid="001fb719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eX Gyre DejaVu Math" fo:font-size="9.69999980926514pt" officeooo:paragraph-rsid="001fb647" style:font-size-asian="9.69999980926514pt" style:font-size-complex="9.69999980926514pt"/>
    </style:style>
    <style:style style:name="T1" style:family="text">
      <style:text-properties fo:font-size="9.75pt" fo:font-style="normal" style:font-style-asian="normal" style:font-style-complex="normal"/>
    </style:style>
    <style:style style:name="T2" style:family="text">
      <style:text-properties fo:font-size="9.69999980926514pt" fo:font-style="normal" style:font-size-asian="9.69999980926514pt" style:font-style-asian="normal" style:font-size-complex="9.69999980926514pt" style:font-style-complex="normal"/>
    </style:style>
    <style:style style:name="T3" style:family="text">
      <style:text-properties officeooo:rsid="001fb647"/>
    </style:style>
    <style:style style:name="T4" style:family="text">
      <style:text-properties fo:font-weight="normal" officeooo:rsid="001fb647" style:font-weight-asian="normal" style:font-weight-complex="normal"/>
    </style:style>
    <style:style style:name="T5" style:family="text">
      <style:text-properties officeooo:rsid="0022bab6"/>
    </style:style>
    <style:style style:name="T6" style:family="text">
      <style:text-properties officeooo:rsid="0025f19f"/>
    </style:style>
    <style:style style:name="T7" style:family="text">
      <style:text-properties officeooo:rsid="00263c0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5">RELATÓRIO PROJETOS</text:p>
      <text:p text:style-name="P6">Algoritmos Avançado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9"><text:span text:style-name="T4">Professor:</text:span><text:span text:style-name="T3"> </text:span>João do E.S. Batista Neto </text:p>
      <text:p text:style-name="P7">Alunos:</text:p>
      <text:p text:style-name="P7">Matheus Tomieiro de Oliveira, 10734630</text:p>
      <text:p text:style-name="P7">Victor Vieira Custodio Reis, 10734686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OUTUBRO/2019</text:p>
      <text:p text:style-name="P8"/>
      <text:p text:style-name="P16"><text:soft-page-break/>Tasks with Deadline</text:p>
      <text:p text:style-name="P11"/>
      <text:p text:style-name="P10"><text:tab/>O problema de tasks with deadline tem como meta resolver da melhor forma possível - sempre prezando por maximizar o lucro total -, o problema em que, temos vários prazos de entrega, cada um com um determinado lucro.</text:p>
      <text:p text:style-name="P12"><text:tab/>Com o programa em mãos, <text:span text:style-name="T7">inicializa colocando quantas tarefas há na lista, e, para cada tarefa, o seu prazo de entrega e lucro, como mostrado a seguir: </text:span></text:p>
      <text:p text:style-name="P12">5</text:p>
      <text:p text:style-name="P12">3 40</text:p>
      <text:p text:style-name="P12">3 10</text:p>
      <text:p text:style-name="P12">3 20 </text:p>
      <text:p text:style-name="P12">5 10</text:p>
      <text:p text:style-name="P12">5 70</text:p>
      <text:p text:style-name="P12"><text:tab/>Temos como saidas, <text:span text:style-name="T7">uma lista das tarefas escolhidas e o lucro total adquirido, escolhendo as melhores tarefas:</text:span></text:p>
      <text:p text:style-name="P12"/>
      <text:p text:style-name="P12">Tarefas escolhidas: </text:p>
      <text:p text:style-name="P12">task 1 deadline: 3 profit: 40</text:p>
      <text:p text:style-name="P12">task 2 deadline: 3 profit: 10</text:p>
      <text:p text:style-name="P12">task 3 deadline: 3 profit: 20</text:p>
      <text:p text:style-name="P12">task 4 deadline: 5 profit: 10</text:p>
      <text:p text:style-name="P13">task 5 deadline: 5 profit: 70</text:p>
      <text:p text:style-name="P13">O lucro total foi 150</text:p>
      <text:p text:style-name="P13"/>
      <text:p text:style-name="P12"><text:tab/><text:span text:style-name="T7">Para resolver o problema, foi utilizado uma solução gulosa que verifica, caso tenha <text:s text:c="2"/>mais de uma tarefa com o mesmo prazo de entrega, qual daquelas tarefas tem que se priorizada, levando a uma solução ótima local que leva a uma solução ótima global, isto é, se tiver outras tarefas que tenham o mesmo prazo de entrega. Isto é, o programa pega a lista de tarefas, ordena pele prazo e passando pela lista , verifica se o prazo da tarefa é <text:s/>equivalente a data que ela deve ser entrega, se for, verifica se tem mais tarefas com o mesmo prazo e insere a que tiver o maior lucro; caso não for a data de entrega da tarefa, ela só insere na lista das tarefas já feitas. No final, imprime a lista de tarefas feitas e o lucro obtido. <text:s/></text:span></text:p>
      <text:p text:style-name="P12"/>
      <text:p text:style-name="P12"><text:soft-page-break/></text:p>
      <text:p text:style-name="P12"/>
      <text:p text:style-name="P12"/>
      <text:p text:style-name="P14">Superstring Minima</text:p>
      <text:p text:style-name="P15"><text:tab/>O problema da superstring minima tem como meta, encontrar - dada uma lista de strings – a menor superstring formada por todos os elementos dessa lista.</text:p>
      <text:p text:style-name="P15"><text:tab/>Com o programa, passamos através de argumentos na chamada, v<text:span text:style-name="T6">á</text:span>rias string que formaram a lista de strings a serem trabalhadas.</text:p>
      <text:p text:style-name="P15"><text:tab/>Por exemplo, se usarmos a sintaxe:</text:p>
      <text:p text:style-name="P15"><text:tab/>lua <text:s text:c="2"/>Superstring.lua <text:s text:c="2"/>CATG <text:s text:c="2"/>CTAAGT <text:s text:c="2"/>GCTA <text:s text:c="2"/>TTCA <text:s text:c="2"/>ATGCATC</text:p>
      <text:p text:style-name="P15"><text:tab/><text:span text:style-name="T5">Receberemos então, como saída a seguinte Superstring: GCTAAGTTCATG</text:span></text:p>
      <text:p text:style-name="P15"><text:tab/><text:span text:style-name="T6">O paradigma utilizado na resolução desse tipo de problema, foi de solução gulosa. Tomamos em cada ponto, a decisão que melhor convém ao momento, chegando a uma solução global ótima. A cada novo ciclo, comparamos todos os elementos da lista entre si em suas permutações totais; assim, dentro de cada iteração avaliamos as strings, de duas em duas, comparando o inicio da primeira com o final da segunda(até cobrir todas as letras) e vice-versa. Ao final de cada ciclo, guardamos a string gerada(concatenação) na primeira posição da lista e operamos novamente. Ao final de todos os ciclos, sobrando somente a primeira posição da lista, retornamos ela própri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TeX Gyre DejaVu Math" svg:font-family="'TeX Gyre DejaVu Math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style:font-name="TeX Gyre DejaVu Math" fo:font-size="9.69999980926514pt" officeooo:paragraph-rsid="001fb647" style:font-size-asian="9.69999980926514pt" style:font-size-complex="9.69999980926514pt"/>
    </style:style>
    <style:style style:name="MP2" style:family="paragraph" style:parent-style-name="Standard">
      <style:paragraph-properties fo:text-align="center" style:justify-single-word="false"/>
      <style:text-properties style:font-name="Arial" fo:font-size="11.25pt" fo:font-style="normal" fo:font-weight="bold" officeooo:paragraph-rsid="001fb647" style:font-style-asian="normal" style:font-weight-asian="bold" style:font-style-complex="normal" style:font-weight-complex="bold"/>
    </style:style>
    <style:style style:name="MP3" style:family="paragraph" style:parent-style-name="Standard">
      <style:paragraph-properties fo:text-align="center" style:justify-single-word="false"/>
      <style:text-properties style:font-name="Arial" officeooo:paragraph-rsid="001fb647"/>
    </style:style>
    <style:style style:name="MT1" style:family="text">
      <style:text-properties fo:font-size="9.75pt" fo:font-style="normal" style:font-style-asian="normal" style:font-style-complex="normal"/>
    </style:style>
    <style:style style:name="MT2" style:family="text">
      <style:text-properties fo:font-size="9.69999980926514pt" fo:font-style="normal" style:font-size-asian="9.69999980926514pt" style:font-style-asian="normal" style:font-size-complex="9.69999980926514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left>
        <text:p text:style-name="Header_20_left"/>
      </style:header-left>
      <loext:header-first>
        <text:p text:style-name="MP2">Instituto de Ciências Matemáticas e de Computação</text:p>
        <text:p text:style-name="MP2">Departamento de Ciências de Computação e Estatística</text:p>
        <text:p text:style-name="MP2">Universidade de São Paulo</text:p>
        <text:p text:style-name="MP3"><text:span text:style-name="MT1">Av. Trab. São Carlense, 400 - Centro, São Carlos - SP, 13566-590 <text:s/>– Fone </text:span><text:span text:style-name="MT2">(16) 3373-9700 </text:span></text:p>
      </loext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0T17:19:35.155599210</meta:creation-date>
    <meta:generator>LibreOffice/6.2.4.2$Windows_X86_64 LibreOffice_project/2412653d852ce75f65fbfa83fb7e7b669a126d64</meta:generator>
    <meta:editing-duration>PT5M6S</meta:editing-duration>
    <meta:editing-cycles>6</meta:editing-cycles>
    <dc:date>2019-10-21T22:15:30.544000000</dc:date>
    <meta:document-statistic meta:table-count="0" meta:image-count="0" meta:object-count="0" meta:page-count="3" meta:paragraph-count="36" meta:word-count="500" meta:character-count="2934" meta:non-whitespace-character-count="2435"/>
  </office:meta>
</office:document-meta>
</file>